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94c" officeooo:paragraph-rsid="000a894c"/>
    </style:style>
    <style:style style:name="P2" style:family="paragraph" style:parent-style-name="Standard" style:list-style-name="L1">
      <style:text-properties officeooo:paragraph-rsid="000aec6d"/>
    </style:style>
    <style:style style:name="P3" style:family="paragraph" style:parent-style-name="Standard" style:list-style-name="L1">
      <style:text-properties officeooo:rsid="000bd09a" officeooo:paragraph-rsid="000bd09a"/>
    </style:style>
    <style:style style:name="P4" style:family="paragraph" style:parent-style-name="Standard" style:list-style-name="L1">
      <style:text-properties fo:font-weight="bold" officeooo:rsid="001aa88e" officeooo:paragraph-rsid="001aa88e" style:font-weight-asian="bold" style:font-weight-complex="bold"/>
    </style:style>
    <style:style style:name="P5" style:family="paragraph" style:parent-style-name="Standard" style:list-style-name="L1">
      <style:text-properties fo:font-weight="bold" officeooo:rsid="000f96a3" officeooo:paragraph-rsid="000f96a3" style:font-weight-asian="bold" style:font-weight-complex="bold"/>
    </style:style>
    <style:style style:name="P6" style:family="paragraph" style:parent-style-name="Standard" style:list-style-name="L1">
      <style:text-properties officeooo:rsid="000c6613" officeooo:paragraph-rsid="000c6613"/>
    </style:style>
    <style:style style:name="P7" style:family="paragraph" style:parent-style-name="Standard" style:list-style-name="L1">
      <style:text-properties officeooo:rsid="000f96a3" officeooo:paragraph-rsid="0013d077"/>
    </style:style>
    <style:style style:name="P8" style:family="paragraph" style:parent-style-name="Standard" style:list-style-name="L1">
      <style:text-properties fo:font-style="normal" officeooo:rsid="0013d077" officeooo:paragraph-rsid="0013d077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19a591" officeooo:paragraph-rsid="0019a591" style:font-style-asian="normal" style:font-style-complex="normal"/>
    </style:style>
    <style:style style:name="P10" style:family="paragraph" style:parent-style-name="Standard" style:list-style-name="L1">
      <style:text-properties fo:font-style="normal" fo:font-weight="bold" officeooo:rsid="000f96a3" officeooo:paragraph-rsid="000f96a3" style:font-style-asian="normal" style:font-weight-asian="bold" style:font-style-complex="normal" style:font-weight-complex="bold"/>
    </style:style>
    <style:style style:name="P11" style:family="paragraph" style:parent-style-name="Standard" style:list-style-name="L1">
      <style:text-properties fo:font-style="normal" fo:font-weight="bold" officeooo:rsid="0019a591" officeooo:paragraph-rsid="0019a591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text-properties fo:font-style="normal" fo:font-weight="bold" officeooo:rsid="00165fad" officeooo:paragraph-rsid="00165fa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65fad" officeooo:paragraph-rsid="00165fa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aa88e" officeooo:paragraph-rsid="001aa88e" style:font-style-asian="normal" style:font-weight-asian="bold" style:font-style-complex="normal" style:font-weight-complex="bold"/>
    </style:style>
    <style:style style:name="P15" style:family="paragraph" style:parent-style-name="Standard" style:list-style-name="L2">
      <style:text-properties fo:font-style="normal" fo:font-weight="bold" officeooo:rsid="001aa88e" officeooo:paragraph-rsid="001aa88e" style:font-style-asian="normal" style:font-weight-asian="bold" style:font-style-complex="normal" style:font-weight-complex="bold"/>
    </style:style>
    <style:style style:name="P16" style:family="paragraph" style:parent-style-name="Standard" style:list-style-name="L1">
      <style:text-properties fo:font-style="normal" fo:font-weight="bold" officeooo:rsid="001e32e6" officeooo:paragraph-rsid="001e32e6" style:font-style-asian="normal" style:font-weight-asian="bold" style:font-style-complex="normal" style:font-weight-complex="bold"/>
    </style:style>
    <style:style style:name="T1" style:family="text">
      <style:text-properties officeooo:rsid="000a89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94c" style:font-weight-asian="bold" style:font-weight-complex="bold"/>
    </style:style>
    <style:style style:name="T4" style:family="text">
      <style:text-properties fo:font-weight="bold" officeooo:rsid="00131e5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0a894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aec6d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46fc" style:font-style-asian="normal" style:font-style-complex="normal"/>
    </style:style>
    <style:style style:name="T11" style:family="text">
      <style:text-properties fo:font-style="normal" officeooo:rsid="0013d077" style:font-style-asian="normal" style:font-style-complex="normal"/>
    </style:style>
    <style:style style:name="T12" style:family="text">
      <style:text-properties fo:font-style="normal" fo:font-weight="normal" officeooo:rsid="000aec6d" style:font-style-asian="normal" style:font-weight-asian="normal" style:font-style-complex="normal" style:font-weight-complex="normal"/>
    </style:style>
    <style:style style:name="T13" style:family="text">
      <style:text-properties officeooo:rsid="000c6613"/>
    </style:style>
    <style:style style:name="T14" style:family="text">
      <style:text-properties fo:color="#ff6600" officeooo:rsid="000c6613"/>
    </style:style>
    <style:style style:name="T15" style:family="text">
      <style:text-properties style:text-position="super 58%" officeooo:rsid="000c6613"/>
    </style:style>
    <style:style style:name="T16" style:family="text">
      <style:text-properties officeooo:rsid="00159bd1"/>
    </style:style>
    <style:style style:name="T17" style:family="text">
      <style:text-properties officeooo:rsid="001e32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 Command Reference</text:p>
      <text:p text:style-name="P1"/>
      <text:h text:style-name="Heading_20_1" text:outline-level="1">Commands</text:h>
      <text:list xml:id="list332147756045248075" text:style-name="L1">
        <text:list-item>
          <text:p text:style-name="P2"><text:span text:style-name="T3">git init sk_gitbase</text:span><text:span text:style-name="T1"><text:tab/><text:tab/>this creates/initiatlizes git repository in folder <text:s/></text:span><text:span text:style-name="T7">sk_gitbase. </text:span><text:span text:style-name="T12">If <text:tab/><text:tab/><text:tab/><text:tab/></text:span><text:span text:style-name="T8">sk_git_base </text:span><text:span text:style-name="T12">does not exist, then it is created. A hidden folder <text:tab/><text:tab/><text:tab/><text:tab/></text:span><text:span text:style-name="T8">.git</text:span><text:span text:style-name="T12"> is also created containing repository data</text:span></text:p>
        </text:list-item>
        <text:list-item>
          <text:p text:style-name="P3"><text:span text:style-name="T2">git status</text:span><text:tab/><text:tab/><text:tab/>when extecuted inside the sk_gitbase folder <text:span text:style-name="T13">it gives the current <text:tab/><text:tab/><text:tab/><text:tab/>status of the repository files. It displays all the 1</text:span><text:span text:style-name="T15">st</text:span><text:span text:style-name="T13"> level sub-<text:tab/><text:tab/><text:tab/><text:tab/>folders in the current directory having one or more untracked <text:tab/><text:tab/><text:tab/><text:tab/>files in </text:span><text:span text:style-name="T14">red.</text:span><text:span text:style-name="T13"> </text:span></text:p>
        </text:list-item>
        <text:list-item>
          <text:p text:style-name="P4">git status -s</text:p>
        </text:list-item>
        <text:list-item>
          <text:p text:style-name="P6"><text:span text:style-name="T2">git add</text:span><text:tab/><text:tab/><text:tab/>untracked files can be added for tracking with this command. <text:tab/><text:tab/><text:tab/><text:tab/>It marks these files for commit and will comit next time <text:tab/><text:tab/><text:tab/><text:tab/><text:tab/>commit command is executed</text:p>
        </text:list-item>
        <text:list-item>
          <text:p text:style-name="P7"><text:span text:style-name="T2">git r</text:span><text:span text:style-name="T4">m</text:span><text:span text:style-name="T2"> –cached </text:span><text:span text:style-name="T6">file</text:span><text:span text:style-name="T5"><text:tab/><text:tab/></text:span><text:span text:style-name="T11">removes the specified files from tracking</text:span></text:p>
        </text:list-item>
        <text:list-item>
          <text:p text:style-name="P8"><text:span text:style-name="T2">git reset</text:span><text:tab/><text:tab/><text:tab/><text:span text:style-name="T16">unstages the specified file i.e. the index of the file to working</text:span></text:p>
        </text:list-item>
        <text:list-item>
          <text:p text:style-name="P9"><text:span text:style-name="T2">git diff<text:tab/></text:span><text:tab/><text:tab/><text:tab/>shows diff between unstaged and head</text:p>
        </text:list-item>
        <text:list-item>
          <text:p text:style-name="P9"><text:span text:style-name="T2">git diff –cached</text:span><text:tab/><text:tab/>shows diff between staged and head</text:p>
        </text:list-item>
        <text:list-item>
          <text:p text:style-name="P5"><text:span text:style-name="T9">git commit -</text:span><text:span text:style-name="T10">m “initial commit”</text:span></text:p>
        </text:list-item>
        <text:list-item>
          <text:p text:style-name="P10">git log</text:p>
        </text:list-item>
        <text:list-item>
          <text:p text:style-name="P11">git log –oneline</text:p>
        </text:list-item>
        <text:list-item>
          <text:p text:style-name="P12">gitk<text:span text:style-name="T17">dit</text:span></text:p>
        </text:list-item>
        <text:list-item>
          <text:p text:style-name="P16">git pull &lt;origin&gt; &lt;branch&gt;</text:p>
        </text:list-item>
        <text:list-item>
          <text:p text:style-name="P16">git remote add &lt;origin&gt; &lt;branch&gt;</text:p>
        </text:list-item>
        <text:list-item>
          <text:p text:style-name="P16">git push -u origin master</text:p>
        </text:list-item>
      </text:list>
      <text:p text:style-name="P13"/>
      <text:p text:style-name="P14">Short Cuts</text:p>
      <text:list xml:id="list6953467320065799537" text:style-name="L2">
        <text:list-item>
          <text:p text:style-name="P15">git status -s</text:p>
        </text:list-item>
        <text:list-item>
          <text:p text:style-name="P15">git log –oneline</text:p>
        </text:list-item>
        <text:list-item>
          <text:p text:style-name="P15">git log –merges</text:p>
        </text:list-item>
        <text:list-item>
          <text:p text:style-name="P15">git log –no-merges</text:p>
        </text:list-item>
        <text:list-item>
          <text:p text:style-name="P15">git commit -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5:43:20.185198202</meta:creation-date>
    <dc:date>2017-08-04T09:36:34.588326424</dc:date>
    <meta:editing-duration>PT1H38M1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03" meta:character-count="1131" meta:non-whitespace-character-count="929"/>
  </office:meta>
</office:document-meta>
</file>